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d91ac" officeooo:paragraph-rsid="001d91ac" style:font-weight-asian="bold" style:font-weight-complex="bold"/>
    </style:style>
    <style:style style:name="P2" style:family="paragraph" style:parent-style-name="Standard">
      <style:text-properties fo:font-weight="normal" officeooo:rsid="001d91ac" officeooo:paragraph-rsid="001d91ac" style:font-weight-asian="normal" style:font-weight-complex="normal"/>
    </style:style>
    <style:style style:name="P3" style:family="paragraph" style:parent-style-name="Standard">
      <style:text-properties fo:color="#2a6099" fo:font-weight="normal" officeooo:rsid="001d91ac" officeooo:paragraph-rsid="001d91ac" style:font-weight-asian="normal" style:font-weight-complex="normal"/>
    </style:style>
    <style:style style:name="P4" style:family="paragraph" style:parent-style-name="Standard">
      <style:text-properties fo:color="#2a6099" fo:font-weight="bold" officeooo:rsid="001d91ac" officeooo:paragraph-rsid="001d91ac" style:font-weight-asian="bold" style:font-weight-complex="bold"/>
    </style:style>
    <style:style style:name="P5" style:family="paragraph" style:parent-style-name="Standard">
      <style:text-properties officeooo:paragraph-rsid="001d91ac"/>
    </style:style>
    <style:style style:name="T1" style:family="text">
      <style:text-properties officeooo:rsid="001d91a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fo:font-weight="normal" officeooo:rsid="001d91ac" style:font-weight-asian="normal" style:font-weight-complex="normal"/>
    </style:style>
    <style:style style:name="T5" style:family="text">
      <style:text-properties fo:color="#000000" fo:font-weight="bold" style:font-weight-asian="bold" style:font-weight-complex="bold"/>
    </style:style>
    <style:style style:name="T6" style:family="text">
      <style:text-properties fo:color="#000000" fo:font-weight="bold" officeooo:rsid="001d91ac" style:font-weight-asian="bold" style:font-weight-complex="bold"/>
    </style:style>
    <style:style style:name="T7" style:family="text">
      <style:text-properties fo:color="#2a6099" fo:font-weight="bold" officeooo:rsid="001d91ac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load_all_data()</text:p>
      <text:p text:style-name="P1"/>
      <text:p text:style-name="P2">Initialises bookkeeping class and runs <text:span text:style-name="T2">update_from_scratch</text:span></text:p>
      <text:p text:style-name="P2"><text:span text:style-name="T2"/></text:p>
      <text:p text:style-name="P3"><text:span text:style-name="T2">background_runner: </text:span><text:span text:style-name="T3">Carries out processes to produce background corrected density distributions for NGC205 and M32, all star types</text:span></text:p>
      <text:p text:style-name="P3"><text:span text:style-name="T3"/></text:p>
      <text:p text:style-name="P4"><text:span text:style-name="T3">init()</text:span></text:p>
      <text:p text:style-name="P4"><text:span text:style-name="T3"/></text:p>
      <text:p text:style-name="P5"><text:span text:style-name="T4">Sets attribute function </text:span><text:span text:style-name="T6">make_close_backgrounds, </text:span><text:span text:style-name="T4">which takes in galaxy and star strings as inputs. It then initialises a </text:span><text:span text:style-name="T7">background_constructor</text:span><text:span text:style-name="T4"> instance with the chosen galaxy and stars, and runs the necessary sequence of methods to produce a background corrected radial density distribution</text:span></text:p>
      <text:p text:style-name="P3"><text:span text:style-name="T3"/></text:p>
      <text:p text:style-name="P4"><text:span text:style-name="T3">make_all_close_backgrounds()</text:span></text:p>
      <text:p text:style-name="P4"><text:span text:style-name="T3"/></text:p>
      <text:p text:style-name="P3"><text:span text:style-name="T3">Runs self.</text:span><text:span text:style-name="T5">make_close_backgrounds </text:span><text:span text:style-name="T3">for all star types, for NGC205 and M32 to produce all background corrected distributions</text:span></text:p>
      <text:p text:style-name="P3"><text:span text:style-name="T2"/></text:p>
      <text:p text:style-name="P3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9T14:30:30.498350260</meta:creation-date>
    <meta:generator>LibreOffice/6.4.6.2$Linux_X86_64 LibreOffice_project/40$Build-2</meta:generator>
    <dc:date>2020-09-29T14:36:54.691093518</dc:date>
    <meta:editing-duration>PT6M24S</meta:editing-duration>
    <meta:editing-cycles>1</meta:editing-cycles>
    <meta:document-statistic meta:table-count="0" meta:image-count="0" meta:object-count="0" meta:page-count="1" meta:paragraph-count="7" meta:word-count="82" meta:character-count="649" meta:non-whitespace-character-count="574"/>
  </office:meta>
</office:document-meta>
</file>